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06648e7"/>
    </style:style>
    <style:style style:name="P5" style:family="paragraph" style:parent-style-name="Text_20_body">
      <style:paragraph-properties fo:text-align="start" style:justify-single-word="false"/>
      <style:text-properties fo:language="en" fo:country="US" officeooo:paragraph-rsid="0067c842"/>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paragraph-properties fo:text-align="center" style:justify-single-word="false"/>
      <style:text-properties fo:language="en" fo:country="US" officeooo:paragraph-rsid="0061647b"/>
    </style:style>
    <style:style style:name="P8" style:family="paragraph" style:parent-style-name="Text_20_body">
      <style:paragraph-properties fo:text-align="end" style:justify-single-word="false"/>
      <style:text-properties fo:language="en" fo:country="US" officeooo:paragraph-rsid="00652e31"/>
    </style:style>
    <style:style style:name="P9" style:family="paragraph" style:parent-style-name="Text_20_body">
      <style:text-properties officeooo:paragraph-rsid="0020cebb"/>
    </style:style>
    <style:style style:name="P10" style:family="paragraph" style:parent-style-name="Text_20_body">
      <style:text-properties officeooo:paragraph-rsid="003edd44"/>
    </style:style>
    <style:style style:name="P11" style:family="paragraph" style:parent-style-name="Text_20_body">
      <style:text-properties officeooo:paragraph-rsid="0040915e"/>
    </style:style>
    <style:style style:name="P12" style:family="paragraph" style:parent-style-name="Text_20_body">
      <style:text-properties officeooo:paragraph-rsid="0042c717"/>
    </style:style>
    <style:style style:name="P13" style:family="paragraph" style:parent-style-name="Text_20_body">
      <style:text-properties officeooo:paragraph-rsid="004d37fc"/>
    </style:style>
    <style:style style:name="P14" style:family="paragraph" style:parent-style-name="Text_20_body">
      <style:text-properties officeooo:paragraph-rsid="005d228a"/>
    </style:style>
    <style:style style:name="P15" style:family="paragraph" style:parent-style-name="Text_20_body">
      <style:text-properties officeooo:paragraph-rsid="005f27b4"/>
    </style:style>
    <style:style style:name="P16" style:family="paragraph" style:parent-style-name="Heading">
      <style:paragraph-properties fo:text-align="center" style:justify-single-word="false"/>
      <style:text-properties fo:language="en" fo:country="US"/>
    </style:style>
    <style:style style:name="P17" style:family="paragraph" style:parent-style-name="Text_20_body" style:master-page-name="First_20_Page">
      <style:paragraph-properties fo:text-align="center" style:justify-single-word="false" style:page-number="auto"/>
      <style:text-properties fo:language="en" fo:country="US" officeooo:rsid="0061647b" officeooo:paragraph-rsid="0061647b"/>
    </style:style>
    <style:style style:name="P18" style:family="paragraph" style:parent-style-name="Text_20_body">
      <style:text-properties fo:language="en" fo:country="US"/>
    </style:style>
    <style:style style:name="P19" style:family="paragraph" style:parent-style-name="Text_20_body">
      <style:paragraph-properties fo:text-align="center" style:justify-single-word="false"/>
      <style:text-properties fo:language="en" fo:country="US" officeooo:rsid="0061647b" officeooo:paragraph-rsid="0061647b"/>
    </style:style>
    <style:style style:name="P20" style:family="paragraph" style:parent-style-name="Text_20_body">
      <style:paragraph-properties fo:text-align="center" style:justify-single-word="false"/>
      <style:text-properties fo:language="en" fo:country="US" officeooo:rsid="00639403" officeooo:paragraph-rsid="00639403"/>
    </style:style>
    <style:style style:name="P21" style:family="paragraph" style:parent-style-name="Text_20_body">
      <style:paragraph-properties fo:text-align="start" style:justify-single-word="false"/>
      <style:text-properties fo:language="en" fo:country="US" officeooo:rsid="006648e7" officeooo:paragraph-rsid="006648e7"/>
    </style:style>
    <style:style style:name="P22" style:family="paragraph" style:parent-style-name="Text_20_body">
      <style:text-properties fo:language="en" fo:country="US" officeooo:paragraph-rsid="00770c2e"/>
    </style:style>
    <style:style style:name="P23" style:family="paragraph" style:parent-style-name="Text_20_body">
      <style:text-properties fo:language="en" fo:country="US" officeooo:paragraph-rsid="0077a093"/>
    </style:style>
    <style:style style:name="P24" style:family="paragraph" style:parent-style-name="Text_20_body">
      <style:text-properties fo:language="en" fo:country="US" officeooo:paragraph-rsid="00993de4"/>
    </style:style>
    <style:style style:name="P25" style:family="paragraph" style:parent-style-name="Text_20_body">
      <style:text-properties fo:language="en" fo:country="US" officeooo:paragraph-rsid="00a67d9b"/>
    </style:style>
    <style:style style:name="P26" style:family="paragraph" style:parent-style-name="Text_20_body">
      <style:text-properties fo:language="en" fo:country="US" officeooo:paragraph-rsid="00e17e53"/>
    </style:style>
    <style:style style:name="P27" style:family="paragraph" style:parent-style-name="Text_20_body">
      <style:text-properties fo:language="en" fo:country="US" officeooo:paragraph-rsid="00ef1a58"/>
    </style:style>
    <style:style style:name="P28" style:family="paragraph" style:parent-style-name="Text_20_body">
      <style:text-properties fo:language="en" fo:country="US" officeooo:paragraph-rsid="0104c275"/>
    </style:style>
    <style:style style:name="P29" style:family="paragraph" style:parent-style-name="Text_20_body" style:list-style-name="L1">
      <style:text-properties officeooo:paragraph-rsid="00d2296f"/>
    </style:style>
    <style:style style:name="P30" style:family="paragraph" style:parent-style-name="Text_20_body" style:list-style-name="L1">
      <style:text-properties officeooo:paragraph-rsid="00d8ec59"/>
    </style:style>
    <style:style style:name="P31" style:family="paragraph" style:parent-style-name="Text_20_body" style:list-style-name="L1">
      <style:text-properties officeooo:paragraph-rsid="00ded3b8"/>
    </style:style>
    <style:style style:name="P32" style:family="paragraph" style:parent-style-name="Contents_20_2">
      <style:paragraph-properties>
        <style:tab-stops>
          <style:tab-stop style:position="15.002cm" style:type="right" style:leader-style="dotted" style:leader-text="."/>
        </style:tab-stops>
      </style:paragraph-properties>
    </style:style>
    <style:style style:name="P33" style:family="paragraph" style:parent-style-name="Contents_20_1">
      <style:paragraph-properties>
        <style:tab-stops>
          <style:tab-stop style:position="15.501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Author_20_name">
      <style:text-properties officeooo:rsid="00639403"/>
    </style:style>
    <style:style style:name="P36" style:family="paragraph" style:parent-style-name="Heading_20_1" style:list-style-name="">
      <style:text-properties fo:language="en" fo:country="US"/>
    </style:style>
    <style:style style:name="P37" style:family="paragraph" style:parent-style-name="Heading_20_1" style:list-style-name=""/>
    <style:style style:name="P38" style:family="paragraph" style:parent-style-name="Heading_20_1" style:list-style-name="">
      <style:text-properties officeooo:paragraph-rsid="007370b2"/>
    </style:style>
    <style:style style:name="P39" style:family="paragraph" style:parent-style-name="Heading_20_1">
      <style:text-properties officeooo:paragraph-rsid="00993de4"/>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US"/>
    </style:style>
    <style:style style:name="P42" style:family="paragraph" style:parent-style-name="Heading_20_1">
      <style:paragraph-properties fo:break-before="page"/>
      <style:text-properties officeooo:paragraph-rsid="007370b2"/>
    </style:style>
    <style:style style:name="P43" style:family="paragraph" style:parent-style-name="Heading_20_2">
      <style:text-properties fo:language="en" fo:country="US"/>
    </style:style>
    <style:style style:name="P44" style:family="paragraph" style:parent-style-name="Bibliography_20_1">
      <style:paragraph-properties>
        <style:tab-stops/>
      </style:paragraph-properties>
    </style:style>
    <style:style style:name="P45" style:family="paragraph" style:parent-style-name="Contents_20_3">
      <style:paragraph-properties>
        <style:tab-stops>
          <style:tab-stop style:position="14.503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5f27b4"/>
    </style:style>
    <style:style style:name="T3" style:family="text">
      <style:text-properties officeooo:rsid="001f5a98"/>
    </style:style>
    <style:style style:name="T4" style:family="text">
      <style:text-properties officeooo:rsid="0020cebb"/>
    </style:style>
    <style:style style:name="T5" style:family="text">
      <style:text-properties fo:font-style="italic" officeooo:rsid="0020cebb" style:font-style-asian="italic" style:font-style-complex="italic"/>
    </style:style>
    <style:style style:name="T6" style:family="text">
      <style:text-properties fo:font-style="italic" officeooo:rsid="005d228a" style:font-style-asian="italic" style:font-style-complex="italic"/>
    </style:style>
    <style:style style:name="T7" style:family="text">
      <style:text-properties fo:font-style="normal" officeooo:rsid="0020cebb" style:font-style-asian="normal" style:font-style-complex="normal"/>
    </style:style>
    <style:style style:name="T8" style:family="text">
      <style:text-properties fo:font-style="normal" officeooo:rsid="005d228a" style:font-style-asian="normal" style:font-style-complex="normal"/>
    </style:style>
    <style:style style:name="T9" style:family="text">
      <style:text-properties officeooo:rsid="0022c8ed"/>
    </style:style>
    <style:style style:name="T10" style:family="text">
      <style:text-properties officeooo:rsid="0025f728"/>
    </style:style>
    <style:style style:name="T11" style:family="text">
      <style:text-properties officeooo:rsid="00264264"/>
    </style:style>
    <style:style style:name="T12" style:family="text">
      <style:text-properties officeooo:rsid="0027e583"/>
    </style:style>
    <style:style style:name="T13" style:family="text">
      <style:text-properties officeooo:rsid="00299e21"/>
    </style:style>
    <style:style style:name="T14" style:family="text">
      <style:text-properties officeooo:rsid="0029e64a"/>
    </style:style>
    <style:style style:name="T15" style:family="text">
      <style:text-properties officeooo:rsid="002b5d27"/>
    </style:style>
    <style:style style:name="T16" style:family="text">
      <style:text-properties officeooo:rsid="002ca38c"/>
    </style:style>
    <style:style style:name="T17" style:family="text">
      <style:text-properties officeooo:rsid="002e84bc"/>
    </style:style>
    <style:style style:name="T18" style:family="text">
      <style:text-properties officeooo:rsid="002eafd1"/>
    </style:style>
    <style:style style:name="T19" style:family="text">
      <style:text-properties officeooo:rsid="002fbff3"/>
    </style:style>
    <style:style style:name="T20" style:family="text">
      <style:text-properties officeooo:rsid="0030adec"/>
    </style:style>
    <style:style style:name="T21" style:family="text">
      <style:text-properties officeooo:rsid="0030ebf1"/>
    </style:style>
    <style:style style:name="T22" style:family="text">
      <style:text-properties officeooo:rsid="0030ef5c"/>
    </style:style>
    <style:style style:name="T23" style:family="text">
      <style:text-properties officeooo:rsid="0035c90b"/>
    </style:style>
    <style:style style:name="T24" style:family="text">
      <style:text-properties officeooo:rsid="00363e54"/>
    </style:style>
    <style:style style:name="T25" style:family="text">
      <style:text-properties officeooo:rsid="003692fb"/>
    </style:style>
    <style:style style:name="T26" style:family="text">
      <style:text-properties officeooo:rsid="0037f1f7"/>
    </style:style>
    <style:style style:name="T27" style:family="text">
      <style:text-properties officeooo:rsid="0038de2b"/>
    </style:style>
    <style:style style:name="T28" style:family="text">
      <style:text-properties officeooo:rsid="003a33b6"/>
    </style:style>
    <style:style style:name="T29" style:family="text">
      <style:text-properties officeooo:rsid="003b61f5"/>
    </style:style>
    <style:style style:name="T30" style:family="text">
      <style:text-properties officeooo:rsid="003c564d"/>
    </style:style>
    <style:style style:name="T31" style:family="text">
      <style:text-properties officeooo:rsid="003cd0ac"/>
    </style:style>
    <style:style style:name="T32" style:family="text">
      <style:text-properties officeooo:rsid="003e7835"/>
    </style:style>
    <style:style style:name="T33" style:family="text">
      <style:text-properties officeooo:rsid="003f1d1c"/>
    </style:style>
    <style:style style:name="T34" style:family="text">
      <style:text-properties officeooo:rsid="0042441d"/>
    </style:style>
    <style:style style:name="T35" style:family="text">
      <style:text-properties officeooo:rsid="0042c717"/>
    </style:style>
    <style:style style:name="T36" style:family="text">
      <style:text-properties officeooo:rsid="0044ab64"/>
    </style:style>
    <style:style style:name="T37" style:family="text">
      <style:text-properties officeooo:rsid="0045a3fd"/>
    </style:style>
    <style:style style:name="T38" style:family="text">
      <style:text-properties officeooo:rsid="0046add1"/>
    </style:style>
    <style:style style:name="T39" style:family="text">
      <style:text-properties officeooo:rsid="0047ef19"/>
    </style:style>
    <style:style style:name="T40" style:family="text">
      <style:text-properties officeooo:rsid="00494727"/>
    </style:style>
    <style:style style:name="T41" style:family="text">
      <style:text-properties officeooo:rsid="004b1744"/>
    </style:style>
    <style:style style:name="T42" style:family="text">
      <style:text-properties officeooo:rsid="004b2af0"/>
    </style:style>
    <style:style style:name="T43" style:family="text">
      <style:text-properties officeooo:rsid="004d37fc"/>
    </style:style>
    <style:style style:name="T44" style:family="text">
      <style:text-properties officeooo:rsid="004e3ff4"/>
    </style:style>
    <style:style style:name="T45" style:family="text">
      <style:text-properties officeooo:rsid="0050b6ef"/>
    </style:style>
    <style:style style:name="T46" style:family="text">
      <style:text-properties officeooo:rsid="005289c5"/>
    </style:style>
    <style:style style:name="T47" style:family="text">
      <style:text-properties officeooo:rsid="0052fee8"/>
    </style:style>
    <style:style style:name="T48" style:family="text">
      <style:text-properties officeooo:rsid="00565b5b"/>
    </style:style>
    <style:style style:name="T49" style:family="text">
      <style:text-properties officeooo:rsid="00568505"/>
    </style:style>
    <style:style style:name="T50" style:family="text">
      <style:text-properties officeooo:rsid="0056965e"/>
    </style:style>
    <style:style style:name="T51" style:family="text">
      <style:text-properties officeooo:rsid="00581da8"/>
    </style:style>
    <style:style style:name="T52" style:family="text">
      <style:text-properties officeooo:rsid="0059dad6"/>
    </style:style>
    <style:style style:name="T53" style:family="text">
      <style:text-properties officeooo:rsid="005a9665"/>
    </style:style>
    <style:style style:name="T54" style:family="text">
      <style:text-properties officeooo:rsid="005c0020"/>
    </style:style>
    <style:style style:name="T55" style:family="text">
      <style:text-properties officeooo:rsid="005d228a"/>
    </style:style>
    <style:style style:name="T56" style:family="text">
      <style:text-properties officeooo:rsid="005de5b2"/>
    </style:style>
    <style:style style:name="T57" style:family="text">
      <style:text-properties officeooo:rsid="005f27b4"/>
    </style:style>
    <style:style style:name="T58" style:family="text">
      <style:text-properties officeooo:rsid="0060015f"/>
    </style:style>
    <style:style style:name="T59" style:family="text">
      <style:text-properties officeooo:rsid="0061647b"/>
    </style:style>
    <style:style style:name="T60" style:family="text">
      <style:text-properties officeooo:rsid="0062dc54"/>
    </style:style>
    <style:style style:name="T61" style:family="text">
      <style:text-properties officeooo:rsid="00652e31"/>
    </style:style>
    <style:style style:name="T62" style:family="text">
      <style:text-properties officeooo:rsid="006648e7"/>
    </style:style>
    <style:style style:name="T63" style:family="text">
      <style:text-properties officeooo:rsid="0067c842"/>
    </style:style>
    <style:style style:name="T64" style:family="text">
      <style:text-properties officeooo:rsid="0069ba34"/>
    </style:style>
    <style:style style:name="T65" style:family="text">
      <style:text-properties officeooo:rsid="007370b2"/>
    </style:style>
    <style:style style:name="T66" style:family="text">
      <style:text-properties officeooo:rsid="00770c2e"/>
    </style:style>
    <style:style style:name="T67" style:family="text">
      <style:text-properties officeooo:rsid="0077a093"/>
    </style:style>
    <style:style style:name="T68" style:family="text">
      <style:text-properties officeooo:rsid="0078d18d"/>
    </style:style>
    <style:style style:name="T69" style:family="text">
      <style:text-properties officeooo:rsid="0079662f"/>
    </style:style>
    <style:style style:name="T70" style:family="text">
      <style:text-properties officeooo:rsid="007b41b1"/>
    </style:style>
    <style:style style:name="T71" style:family="text">
      <style:text-properties officeooo:rsid="007c835f"/>
    </style:style>
    <style:style style:name="T72" style:family="text">
      <style:text-properties officeooo:rsid="007c92d3"/>
    </style:style>
    <style:style style:name="T73" style:family="text">
      <style:text-properties officeooo:rsid="007d51e1"/>
    </style:style>
    <style:style style:name="T74" style:family="text">
      <style:text-properties officeooo:rsid="007e177f"/>
    </style:style>
    <style:style style:name="T75" style:family="text">
      <style:text-properties officeooo:rsid="00800d89"/>
    </style:style>
    <style:style style:name="T76" style:family="text">
      <style:text-properties officeooo:rsid="00816fc0"/>
    </style:style>
    <style:style style:name="T77" style:family="text">
      <style:text-properties officeooo:rsid="00825b97"/>
    </style:style>
    <style:style style:name="T78" style:family="text">
      <style:text-properties officeooo:rsid="0087b587"/>
    </style:style>
    <style:style style:name="T79" style:family="text">
      <style:text-properties officeooo:rsid="00896be2"/>
    </style:style>
    <style:style style:name="T80" style:family="text">
      <style:text-properties officeooo:rsid="008eca22"/>
    </style:style>
    <style:style style:name="T81" style:family="text">
      <style:text-properties officeooo:rsid="008febfd"/>
    </style:style>
    <style:style style:name="T82" style:family="text">
      <style:text-properties officeooo:rsid="00910b60"/>
    </style:style>
    <style:style style:name="T83" style:family="text">
      <style:text-properties officeooo:rsid="0095b71e"/>
    </style:style>
    <style:style style:name="T84" style:family="text">
      <style:text-properties officeooo:rsid="0095d9b8"/>
    </style:style>
    <style:style style:name="T85" style:family="text">
      <style:text-properties officeooo:rsid="00993de4"/>
    </style:style>
    <style:style style:name="T86" style:family="text">
      <style:text-properties officeooo:rsid="009a84c6"/>
    </style:style>
    <style:style style:name="T87" style:family="text">
      <style:text-properties officeooo:rsid="009aeeee"/>
    </style:style>
    <style:style style:name="T88" style:family="text">
      <style:text-properties officeooo:rsid="009c644e"/>
    </style:style>
    <style:style style:name="T89" style:family="text">
      <style:text-properties officeooo:rsid="009cdc83"/>
    </style:style>
    <style:style style:name="T90" style:family="text">
      <style:text-properties officeooo:rsid="009e1a90"/>
    </style:style>
    <style:style style:name="T91" style:family="text">
      <style:text-properties officeooo:rsid="009fb4ff"/>
    </style:style>
    <style:style style:name="T92" style:family="text">
      <style:text-properties officeooo:rsid="00a0245b"/>
    </style:style>
    <style:style style:name="T93" style:family="text">
      <style:text-properties officeooo:rsid="00a3d721"/>
    </style:style>
    <style:style style:name="T94" style:family="text">
      <style:text-properties officeooo:rsid="00a4ca3d"/>
    </style:style>
    <style:style style:name="T95" style:family="text">
      <style:text-properties officeooo:rsid="00a67d9b"/>
    </style:style>
    <style:style style:name="T96" style:family="text">
      <style:text-properties officeooo:rsid="00a81857"/>
    </style:style>
    <style:style style:name="T97" style:family="text">
      <style:text-properties officeooo:rsid="00a8fd62"/>
    </style:style>
    <style:style style:name="T98" style:family="text">
      <style:text-properties officeooo:rsid="00a9f162"/>
    </style:style>
    <style:style style:name="T99" style:family="text">
      <style:text-properties officeooo:rsid="00ad02f1"/>
    </style:style>
    <style:style style:name="T100" style:family="text">
      <style:text-properties officeooo:rsid="00ad7e95"/>
    </style:style>
    <style:style style:name="T101" style:family="text">
      <style:text-properties officeooo:rsid="00af66a1"/>
    </style:style>
    <style:style style:name="T102" style:family="text">
      <style:text-properties officeooo:rsid="00b02312"/>
    </style:style>
    <style:style style:name="T103" style:family="text">
      <style:text-properties officeooo:rsid="00b04707"/>
    </style:style>
    <style:style style:name="T104" style:family="text">
      <style:text-properties officeooo:rsid="00b6da12"/>
    </style:style>
    <style:style style:name="T105" style:family="text">
      <style:text-properties officeooo:rsid="00b84316"/>
    </style:style>
    <style:style style:name="T106" style:family="text">
      <style:text-properties officeooo:rsid="00b8b1b3"/>
    </style:style>
    <style:style style:name="T107" style:family="text">
      <style:text-properties officeooo:rsid="00ba8b08"/>
    </style:style>
    <style:style style:name="T108" style:family="text">
      <style:text-properties officeooo:rsid="00bc262e"/>
    </style:style>
    <style:style style:name="T109" style:family="text">
      <style:text-properties officeooo:rsid="00be17a4"/>
    </style:style>
    <style:style style:name="T110" style:family="text">
      <style:text-properties officeooo:rsid="00bf60db"/>
    </style:style>
    <style:style style:name="T111" style:family="text">
      <style:text-properties officeooo:rsid="00c05dfc"/>
    </style:style>
    <style:style style:name="T112" style:family="text">
      <style:text-properties officeooo:rsid="00c0df02"/>
    </style:style>
    <style:style style:name="T113" style:family="text">
      <style:text-properties officeooo:rsid="00c21bad"/>
    </style:style>
    <style:style style:name="T114" style:family="text">
      <style:text-properties officeooo:rsid="00c3d118"/>
    </style:style>
    <style:style style:name="T115" style:family="text">
      <style:text-properties officeooo:rsid="00c43708"/>
    </style:style>
    <style:style style:name="T116" style:family="text">
      <style:text-properties officeooo:rsid="00c5479c"/>
    </style:style>
    <style:style style:name="T117" style:family="text">
      <style:text-properties officeooo:rsid="00c55490"/>
    </style:style>
    <style:style style:name="T118" style:family="text">
      <style:text-properties officeooo:rsid="00c6d7db"/>
    </style:style>
    <style:style style:name="T119" style:family="text">
      <style:text-properties officeooo:rsid="00c71d0d"/>
    </style:style>
    <style:style style:name="T120" style:family="text">
      <style:text-properties officeooo:rsid="00c84d91"/>
    </style:style>
    <style:style style:name="T121" style:family="text">
      <style:text-properties officeooo:rsid="00c999ea"/>
    </style:style>
    <style:style style:name="T122" style:family="text">
      <style:text-properties officeooo:rsid="00cc828a"/>
    </style:style>
    <style:style style:name="T123" style:family="text">
      <style:text-properties officeooo:rsid="00cd0b95"/>
    </style:style>
    <style:style style:name="T124" style:family="text">
      <style:text-properties officeooo:rsid="00d30c38"/>
    </style:style>
    <style:style style:name="T125" style:family="text">
      <style:text-properties officeooo:rsid="00d49d45"/>
    </style:style>
    <style:style style:name="T126" style:family="text">
      <style:text-properties officeooo:rsid="00d5e1b2"/>
    </style:style>
    <style:style style:name="T127" style:family="text">
      <style:text-properties officeooo:rsid="00d74eb2"/>
    </style:style>
    <style:style style:name="T128" style:family="text">
      <style:text-properties officeooo:rsid="00d89af5"/>
    </style:style>
    <style:style style:name="T129" style:family="text">
      <style:text-properties officeooo:rsid="00d8ec59"/>
    </style:style>
    <style:style style:name="T130" style:family="text">
      <style:text-properties officeooo:rsid="00da5776"/>
    </style:style>
    <style:style style:name="T131" style:family="text">
      <style:text-properties officeooo:rsid="00da7535"/>
    </style:style>
    <style:style style:name="T132" style:family="text">
      <style:text-properties officeooo:rsid="00ded3b8"/>
    </style:style>
    <style:style style:name="T133" style:family="text">
      <style:text-properties officeooo:rsid="00df748d"/>
    </style:style>
    <style:style style:name="T134" style:family="text">
      <style:text-properties officeooo:rsid="00e0186b"/>
    </style:style>
    <style:style style:name="T135" style:family="text">
      <style:text-properties officeooo:rsid="00e17ded"/>
    </style:style>
    <style:style style:name="T136" style:family="text">
      <style:text-properties officeooo:rsid="00e3d612"/>
    </style:style>
    <style:style style:name="T137" style:family="text">
      <style:text-properties officeooo:rsid="00e4341c"/>
    </style:style>
    <style:style style:name="T138" style:family="text">
      <style:text-properties officeooo:rsid="00e46194"/>
    </style:style>
    <style:style style:name="T139" style:family="text">
      <style:text-properties officeooo:rsid="00e5dee4"/>
    </style:style>
    <style:style style:name="T140" style:family="text">
      <style:text-properties officeooo:rsid="00e83816"/>
    </style:style>
    <style:style style:name="T141" style:family="text">
      <style:text-properties officeooo:rsid="00e9d481"/>
    </style:style>
    <style:style style:name="T142" style:family="text">
      <style:text-properties officeooo:rsid="00ea1427"/>
    </style:style>
    <style:style style:name="T143" style:family="text">
      <style:text-properties officeooo:rsid="00ebf47c"/>
    </style:style>
    <style:style style:name="T144" style:family="text">
      <style:text-properties officeooo:rsid="00ed62e5"/>
    </style:style>
    <style:style style:name="T145" style:family="text">
      <style:text-properties officeooo:rsid="00f1954e"/>
    </style:style>
    <style:style style:name="T146" style:family="text">
      <style:text-properties officeooo:rsid="00f1d019"/>
    </style:style>
    <style:style style:name="T147" style:family="text">
      <style:text-properties officeooo:rsid="00f24404"/>
    </style:style>
    <style:style style:name="T148" style:family="text">
      <style:text-properties officeooo:rsid="00f435df"/>
    </style:style>
    <style:style style:name="T149" style:family="text">
      <style:text-properties officeooo:rsid="00f6b6f0"/>
    </style:style>
    <style:style style:name="T150" style:family="text">
      <style:text-properties officeooo:rsid="00f78c56"/>
    </style:style>
    <style:style style:name="T151" style:family="text">
      <style:text-properties officeooo:rsid="00f82db8"/>
    </style:style>
    <style:style style:name="T152" style:family="text">
      <style:text-properties officeooo:rsid="00f92e1f"/>
    </style:style>
    <style:style style:name="T153" style:family="text">
      <style:text-properties officeooo:rsid="00f99761"/>
    </style:style>
    <style:style style:name="T154" style:family="text">
      <style:text-properties officeooo:rsid="00fb3b14"/>
    </style:style>
    <style:style style:name="T155" style:family="text">
      <style:text-properties officeooo:rsid="00fc49de"/>
    </style:style>
    <style:style style:name="T156" style:family="text">
      <style:text-properties officeooo:rsid="00fe08c0"/>
    </style:style>
    <style:style style:name="T157" style:family="text">
      <style:text-properties officeooo:rsid="00ff893c"/>
    </style:style>
    <style:style style:name="T158" style:family="text">
      <style:text-properties officeooo:rsid="010166cd"/>
    </style:style>
    <style:style style:name="T159" style:family="text">
      <style:text-properties officeooo:rsid="0102b4ba"/>
    </style:style>
    <style:style style:name="T160" style:family="text">
      <style:text-properties officeooo:rsid="010459b1"/>
    </style:style>
    <style:style style:name="T161" style:family="text">
      <style:text-properties officeooo:rsid="0105d997"/>
    </style:style>
    <style:style style:name="T162" style:family="text">
      <style:text-properties officeooo:rsid="010929cb"/>
    </style:style>
    <style:style style:name="T163" style:family="text">
      <style:text-properties officeooo:rsid="0109ecfe"/>
    </style:style>
    <style:style style:name="T164" style:family="text">
      <style:text-properties officeooo:rsid="010c1cdd"/>
    </style:style>
    <style:style style:name="T165" style:family="text">
      <style:text-properties officeooo:rsid="010cc0cb"/>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versity of Tartu</text:p>
      <text:p text:style-name="P19">Faculty of mathematics and computer science</text:p>
      <text:p text:style-name="P7"><text:span text:style-name="T60">Institute</text:span><text:span text:style-name="T59"> of Computer Science</text:span></text:p>
      <text:p text:style-name="P7"><text:span text:style-name="T59">Information </text:span><text:span text:style-name="T60">Technology</text:span></text:p>
      <text:p text:style-name="P6"/>
      <text:p text:style-name="P6"/>
      <text:p text:style-name="P6"/>
      <text:p text:style-name="P6"/>
      <text:p text:style-name="P6"/>
      <text:p text:style-name="P35">Hans Mäesalu</text:p>
      <text:p text:style-name="P16">Automated generation of microsites from collections of widgets</text:p>
      <text:p text:style-name="P20">Master's thesis (30 ECTS)</text:p>
      <text:p text:style-name="P6"/>
      <text:p text:style-name="P6"/>
      <text:p text:style-name="P8"><text:span text:style-name="T62">Supervisor</text:span><text:span text:style-name="T61">: Peep Küngas</text:span></text:p>
      <text:p text:style-name="P6"/>
      <text:p text:style-name="P6"/>
      <text:p text:style-name="P5"><text:span text:style-name="T62">Author:<text:tab/>….............................................. “......” </text:span><text:span text:style-name="T63">December 2012</text:span></text:p>
      <text:p text:style-name="P5"><text:span text:style-name="T62">Supervisor:<text:tab/>….............................................. “......” </text:span><text:span text:style-name="T63">December 2012</text:span></text:p>
      <text:p text:style-name="P21"/>
      <text:p text:style-name="P4"><text:span text:style-name="T62">Approved for </text:span><text:span text:style-name="T64">defence</text:span></text:p>
      <text:p text:style-name="P5"><text:span text:style-name="T62">Professor:<text:tab/>….............................................. “......” </text:span><text:span text:style-name="T63">December 2012</text:span></text:p>
      <text:p text:style-name="P6"/>
      <text:p text:style-name="P6"/>
      <text:p text:style-name="P6"/>
      <text:p text:style-name="P6"/>
      <text:p text:style-name="P6">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33"><text:a xlink:type="simple" xlink:href="#__RefHeading__117_1837975767" text:style-name="Index_20_Link" text:visited-style-name="Index_20_Link">Introduction<text:tab/>3</text:a></text:p>
          <text:p text:style-name="P33"><text:a xlink:type="simple" xlink:href="#__RefHeading__119_1837975767" text:style-name="Index_20_Link" text:visited-style-name="Index_20_Link">Related work<text:tab/>5</text:a></text:p>
          <text:p text:style-name="P33"><text:a xlink:type="simple" xlink:href="#__RefHeading__121_1837975767" text:style-name="Index_20_Link" text:visited-style-name="Index_20_Link">Background<text:tab/>6</text:a></text:p>
          <text:p text:style-name="P33"><text:a xlink:type="simple" xlink:href="#__RefHeading__3051_89132499" text:style-name="Index_20_Link" text:visited-style-name="Index_20_Link">Rules<text:tab/>7</text:a></text:p>
          <text:p text:style-name="P33"><text:a xlink:type="simple" xlink:href="#__RefHeading__123_1837975767" text:style-name="Index_20_Link" text:visited-style-name="Index_20_Link">Case study 1<text:tab/>8</text:a></text:p>
          <text:p text:style-name="P32"><text:a xlink:type="simple" xlink:href="#__RefHeading__208_6428573" text:style-name="Index_20_Link" text:visited-style-name="Index_20_Link">Components<text:tab/>8</text:a></text:p>
          <text:p text:style-name="P45"><text:a xlink:type="simple" xlink:href="#__RefHeading__210_6428573" text:style-name="Index_20_Link" text:visited-style-name="Index_20_Link">Widgets<text:tab/>8</text:a></text:p>
          <text:p text:style-name="P45"><text:a xlink:type="simple" xlink:href="#__RefHeading__212_6428573" text:style-name="Index_20_Link" text:visited-style-name="Index_20_Link">Templates<text:tab/>8</text:a></text:p>
          <text:p text:style-name="P32"><text:a xlink:type="simple" xlink:href="#__RefHeading__339_6428573" text:style-name="Index_20_Link" text:visited-style-name="Index_20_Link">Process<text:tab/>9</text:a></text:p>
          <text:p text:style-name="P45"><text:a xlink:type="simple" xlink:href="#__RefHeading__474_6428573" text:style-name="Index_20_Link" text:visited-style-name="Index_20_Link">User<text:tab/>9</text:a></text:p>
          <text:p text:style-name="P45"><text:a xlink:type="simple" xlink:href="#__RefHeading__476_6428573" text:style-name="Index_20_Link" text:visited-style-name="Index_20_Link">Server side<text:tab/>9</text:a></text:p>
          <text:p text:style-name="P45"><text:a xlink:type="simple" xlink:href="#__RefHeading__478_6428573" text:style-name="Index_20_Link" text:visited-style-name="Index_20_Link">Client side<text:tab/>11</text:a></text:p>
          <text:p text:style-name="P33"><text:a xlink:type="simple" xlink:href="#__RefHeading__125_1837975767" text:style-name="Index_20_Link" text:visited-style-name="Index_20_Link">Case study 2<text:tab/>12</text:a></text:p>
          <text:p text:style-name="P33"><text:a xlink:type="simple" xlink:href="#__RefHeading__127_1837975767" text:style-name="Index_20_Link" text:visited-style-name="Index_20_Link">Solution<text:tab/>12</text:a></text:p>
          <text:p text:style-name="P33"><text:a xlink:type="simple" xlink:href="#__RefHeading__139_1837975767" text:style-name="Index_20_Link" text:visited-style-name="Index_20_Link">Conclusions<text:tab/>12</text:a></text:p>
          <text:p text:style-name="P33"><text:a xlink:type="simple" xlink:href="#__RefHeading__141_1837975767" text:style-name="Index_20_Link" text:visited-style-name="Index_20_Link">Future work<text:tab/>12</text:a></text:p>
          <text:p text:style-name="P33"><text:a xlink:type="simple" xlink:href="#__RefHeading__4483_89132499" text:style-name="Index_20_Link" text:visited-style-name="Index_20_Link">Abstract<text:tab/>12</text:a></text:p>
          <text:p text:style-name="P33"><text:a xlink:type="simple" xlink:href="#__RefHeading__163_1837975767" text:style-name="Index_20_Link" text:visited-style-name="Index_20_Link">Bibliography<text:tab/>13</text:a></text:p>
          <text:p text:style-name="P33"><text:a xlink:type="simple" xlink:href="#__RefHeading__165_1837975767" text:style-name="Index_20_Link" text:visited-style-name="Index_20_Link">Appendix<text:tab/>14</text:a></text:p>
          <text:p text:style-name="P32"><text:a xlink:type="simple" xlink:href="#__RefHeading__167_1837975767" text:style-name="Index_20_Link" text:visited-style-name="Index_20_Link">Source code<text:tab/>14</text:a></text:p>
        </text:index-body>
      </text:table-of-content>
      <text:p text:style-name="P3"/>
      <text:p text:style-name="P3"/>
      <text:h text:style-name="P41" text:outline-level="1"><text:bookmark-start text:name="__RefHeading__117_1837975767"/>Introduction<text:bookmark-end text:name="__RefHeading__117_1837975767"/></text:h>
      <text:p text:style-name="P2"><text:span text:style-name="T66"><text:tab/></text:span><text:span text:style-name="T106">Internet is the largest </text:span><text:span text:style-name="T109">repository of</text:span><text:span text:style-name="T106"> human knowledge, </text:span><text:span text:style-name="T107">but often this knowledge is scattered around different </text:span><text:span text:style-name="T108">information systems </text:span><text:span text:style-name="T110">and hard to </text:span><text:span text:style-name="T113">use</text:span><text:span text:style-name="T108">. </text:span><text:span text:style-name="T109">To integrate information from different sources into more understandable format </text:span><text:span text:style-name="T111">mashups are created. Mashups are micro web sites that </text:span><text:span text:style-name="T112">concentrate on one topic and c</text:span><text:span text:style-name="T111">ombine knowledge </text:span><text:span text:style-name="T112">from different sources</text:span><text:span text:style-name="T111"> into a more useful and easier to understand format. </text:span><text:span text:style-name="T114">Mashups generally compose of several widgets. </text:span><text:span text:style-name="T116">Web w</text:span><text:span text:style-name="T115">idgets are small </text:span><text:span text:style-name="T117">reusable </text:span><text:span text:style-name="T115">web </text:span><text:span text:style-name="T117">application </text:span><text:span text:style-name="T115">components that can contain data and user interface elements.</text:span></text:p>
      <text:p text:style-name="P2"><text:span text:style-name="T115"><text:tab/></text:span><text:span text:style-name="T118">Unfortunately with existing technologies combining widgets into mashup web sites is still time consuming and complicated </text:span><text:span text:style-name="T137">task</text:span><text:span text:style-name="T118">, often requiring programming knowledge. </text:span><text:span text:style-name="T119">And when the mashup is intended to be used by several people, usability </text:span><text:span text:style-name="T139">and accessibility</text:span><text:span text:style-name="T119"> become an issue.</text:span></text:p>
      <text:p text:style-name="P26"><text:span text:style-name="T119"><text:tab/></text:span><text:span text:style-name="T120">Usability </text:span><text:span text:style-name="T164">is about effectiveness, efficiency and satisfaction with which users </text:span><text:span text:style-name="T165">achieve</text:span><text:span text:style-name="T164"> their intended goals </text:span><text:span text:style-name="T164"><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DiMi2011]</text:bibliography-mark></text:span><text:span text:style-name="T164">.</text:span><text:span text:style-name="T120"> </text:span><text:span text:style-name="T143">Accessibility is about ensuring equivalent access for </text:span><text:span text:style-name="T144">everyone, including people </text:span><text:span text:style-name="T143">with disabilities or less able devices </text:span><text:span text:style-name="T143"><text:bibliography-mark text:identifier="WAI2010" text:bibliography-type="www" text:author="WAI" text:title="Web Accessibility and Usability Working Together" text:year="2010" text:url="http://www.w3.org/WAI/intro/usable">[WAI2010]</text:bibliography-mark></text:span><text:span text:style-name="T143">. </text:span><text:span text:style-name="T120">Usability </text:span><text:span text:style-name="T140">and accessibility </text:span><text:span text:style-name="T141">are</text:span><text:span text:style-name="T120"> often an after though, when users start to complain or sales start to fall, </text:span><text:span text:style-name="T121">but a good web site should be built with good usability </text:span><text:span text:style-name="T142">and accessibility</text:span><text:span text:style-name="T121"> in mind. </text:span><text:span text:style-name="T162">These qualities also often suffer</text:span><text:span text:style-name="T138"> because mashup developers generally are not usability experts, </text:span><text:span text:style-name="T163">so</text:span><text:span text:style-name="T138"> even though they start with good intentions they simply lack the knowledge to consider all the aspects of usability and accessibility.</text:span></text:p>
      <text:p text:style-name="P23"><text:span text:style-name="T67"><text:tab/>The aim of this thesis is to </text:span><text:span text:style-name="T145">build</text:span><text:span text:style-name="T67"> an </text:span><text:span text:style-name="T77">application that would </text:span><text:span text:style-name="T67">automate </text:span><text:span text:style-name="T104">the </text:span><text:span text:style-name="T77">creation of visually simple mashups </text:span><text:span text:style-name="T105">web sites</text:span><text:span text:style-name="T77"> </text:span><text:span text:style-name="T77"><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HaMiSt2009]</text:bibliography-mark></text:span><text:span text:style-name="T77">. </text:span><text:span text:style-name="T78">Simple web pages concentrate on one subject, have few links </text:span><text:span text:style-name="T80">with easy to understand texts, </text:span><text:span text:style-name="T81">have </text:span><text:span text:style-name="T80">few </text:span><text:span text:style-name="T82">and small</text:span><text:span text:style-name="T78"> images, use few and light colors and fit on screen without scrolling. </text:span><text:span text:style-name="T83">Visually simple web pages generally do not contain forms or </text:span><text:span text:style-name="T84">advertisements.</text:span></text:p>
      <text:p text:style-name="P27"><text:span text:style-name="T83"><text:tab/></text:span><text:span text:style-name="T98">The main task </text:span><text:span text:style-name="T99">of this thesis </text:span><text:span text:style-name="T85">is studying existing literature </text:span><text:span text:style-name="T86">to identify usability </text:span><text:span text:style-name="T88">guidelines</text:span><text:span text:style-name="T86"> that are applicable to mashup website </text:span><text:span text:style-name="T87">layout composition</text:span><text:span text:style-name="T86">. </text:span><text:span text:style-name="T88">For example many navigational guidelines are </text:span><text:span text:style-name="T89">not applicable in case of visually simple mashups because such mashups only contain one or very few pages and </text:span><text:span text:style-name="T91">fit on screen without </text:span><text:span text:style-name="T92">the need for </text:span><text:span text:style-name="T91">scrolling</text:span><text:span text:style-name="T89">. </text:span><text:span text:style-name="T90">On the other hand guidelines that apply to content positioning are still valid because users view mashup web sites as regular web sites and expect to find objects in </text:span><text:soft-page-break/><text:span text:style-name="T90">familiar locations. </text:span><text:span text:style-name="T93">Validation for guidelines and additional rules are found by </text:span><text:span text:style-name="T136">studying</text:span><text:span text:style-name="T93"> real world web sites </text:span><text:span text:style-name="T94">that have been acknowledged for their good usability</text:span><text:span text:style-name="T93">. </text:span><text:span text:style-name="T95">Such websites are taken </text:span><text:span text:style-name="T96">from the </text:span><text:span text:style-name="T95">“15th Annual Webby Awards Nominees &amp; Winners” </text:span><text:span text:style-name="T97">list </text:span><text:span text:style-name="T95"><text:bibliography-mark text:identifier="Webby2011" text:bibliography-type="www" text:title="15th Annual Webby Awards Nominees &amp; Winners" text:year="2011" text:url="http://www.webbyawards.com/webbys/current.php?season=15">[Webby2011]</text:bibliography-mark></text:span><text:span text:style-name="T95">.</text:span></text:p>
      <text:p text:style-name="P28"><text:span text:style-name="T95"><text:tab/></text:span><text:span text:style-name="T100">Then a way to represent </text:span><text:span text:style-name="T101">this knowledge</text:span><text:span text:style-name="T100"> in a machine understandable format </text:span><text:span text:style-name="T146">has to be</text:span><text:span text:style-name="T100"> found. </text:span><text:span text:style-name="T102">The format has to be flexible enough to be usable in ever-changing Internet technologies landscape, but at the same time </text:span><text:span text:style-name="T103">has to be easy to </text:span><text:span text:style-name="T149">understand</text:span><text:span text:style-name="T103"> and existing standards based, to minimize learning curve. </text:span><text:span text:style-name="T159">This knowledge base should be extensible, </text:span><text:span text:style-name="T160">to make it possible to add new rules</text:span><text:span text:style-name="T159"> in the future to </text:span><text:span text:style-name="T161">further </text:span><text:span text:style-name="T160">improve layout generation. </text:span><text:span text:style-name="T149">Also the extra effort needed </text:span><text:span text:style-name="T150">for</text:span><text:span text:style-name="T149"> mak</text:span><text:span text:style-name="T151">ing</text:span><text:span text:style-name="T149"> existing widgets compatible with the application should be minimal, </text:span><text:span text:style-name="T152">existing information should be maximally used and only absolutely necessary </text:span><text:span text:style-name="T153">new </text:span><text:span text:style-name="T152">information should be </text:span><text:span text:style-name="T154">required</text:span><text:span text:style-name="T152">.</text:span></text:p>
      <text:p text:style-name="P25"><text:span text:style-name="T147"><text:tab/>Finished application is to be used on a few case studies to </text:span><text:span text:style-name="T148">prove its </text:span><text:span text:style-name="T155">applicability </text:span><text:span text:style-name="T158">in</text:span><text:span text:style-name="T156"> solving</text:span><text:span text:style-name="T155"> real world </text:span><text:span text:style-name="T157">problems</text:span><text:span text:style-name="T155">.</text:span></text:p>
      <text:p text:style-name="P22"><text:span text:style-name="T66"><text:tab/></text:span><text:span text:style-name="T68">The rest of the thesis is organized as follows. </text:span><text:span text:style-name="T69">The first chapter gives an overview o</text:span><text:span text:style-name="T70">f existing work related to mashup creation. </text:span><text:span text:style-name="T71">Second chapter introduces technologies and standards used </text:span><text:span text:style-name="T79">for</text:span><text:span text:style-name="T71"> the solution. </text:span><text:span text:style-name="T72">Chapter three lists usability rules, with references to sources, gathered for this thesis. </text:span><text:span text:style-name="T73">Chapter four introduces two case studies that are intended to be solved by the application built for this thesis. </text:span><text:span text:style-name="T74">Chapter five gives a 4+1 architectural view model of the application. </text:span><text:span text:style-name="T75">Chapter six concludes work that has been done and chapter seven </text:span><text:span text:style-name="T76">gives an overview of possible future work.</text:span></text:p>
      <text:h text:style-name="P41" text:outline-level="1"><text:bookmark-start text:name="__RefHeading__119_1837975767"/>Related work<text:bookmark-end text:name="__RefHeading__119_1837975767"/></text:h>
      <text:p text:style-name="P2">3-5 pages</text:p>
      <text:h text:style-name="P36" text:outline-level="1"/>
      <text:h text:style-name="P41" text:outline-level="1"><text:bookmark-start text:name="__RefHeading__121_1837975767"/>Background<text:bookmark-end text:name="__RefHeading__121_1837975767"/></text:h>
      <text:p text:style-name="P2">RuleML, Microdata, OpenAjax (5-10 pages)</text:p>
      <text:p text:style-name="P2"/>
      <text:h text:style-name="P38" text:outline-level="1"><text:span text:style-name="T65"/></text:h>
      <text:h text:style-name="P42" text:outline-level="1"><text:bookmark-start text:name="__RefHeading__3051_89132499"/><text:span text:style-name="T65">Rules</text:span><text:bookmark-end text:name="__RefHeading__3051_89132499"/></text:h>
      <text:list xml:id="list40199515" text:style-name="L1">
        <text:list-item>
          <text:p text:style-name="P29"><text:span text:style-name="T122">Layout has to be fluid. This means that </text:span><text:span text:style-name="T123">web site should fill 100% width of the screen and should adjust to different screen resolutions.<text:tab/><text:tab/><text:line-break/><text:tab/></text:span><text:span text:style-name="T124">Rule is proposed in </text:span><text:span text:style-name="T124"><text:bibliography-mark text:identifier="US2006" text:bibliography-type="book" text:author="U.S. Dept. of Health and Human Services" text:publisher="Washington: U.S. Government Printing Office" text:title="The Research-Based Web Design &amp; Usability Guidelines" text:year="2006">[US2006]</text:bibliography-mark></text:span><text:span text:style-name="T124"> </text:span><text:span text:style-name="T125">and </text:span><text:span text:style-name="T125"><text:bibliography-mark text:identifier="Vo2009" text:bibliography-type="book" text:author="Pawan Vora" text:publisher="Morgan Kaufmann Publishers" text:title="Web Application Design Patterns" text:year="2009">[Vo2009]</text:bibliography-mark></text:span><text:span text:style-name="T125">. </text:span><text:span text:style-name="T126">Rule has been used </text:span><text:span text:style-name="T127">in real world</text:span><text:span text:style-name="T126"> at </text:span><text:span text:style-name="T126"><text:bibliography-mark text:identifier="cnn.com" text:bibliography-type="www" text:author="CNN.com" text:title="Home and Away: Iraq and Afghanistan War Casualties" text:url="http://edition.cnn.com/SPECIALS/war.casualties/">[cnn.com]</text:bibliography-mark></text:span><text:span text:style-name="T126">.</text:span></text:p>
        </text:list-item>
        <text:list-item>
          <text:p text:style-name="P30"><text:bookmark-start text:name="__RefNumPara__6943_89132499"/><text:span text:style-name="T129">Navigation menu has to be placed in the header or </text:span><text:span text:style-name="T130">the </text:span><text:span text:style-name="T129">left side of the web site. </text:span><text:span text:style-name="T133">In some situations both locations could be used </text:span><text:span text:style-name="T135">simultaneously</text:span><text:span text:style-name="T133">, for example header for main </text:span><text:span text:style-name="T134">sections</text:span><text:span text:style-name="T133"> and left side for subsections.<text:tab/></text:span><text:span text:style-name="T129"><text:line-break/><text:tab/></text:span><text:span text:style-name="T130">Rule is proposed in </text:span><text:span text:style-name="T130"><text:bibliography-mark text:identifier="Vo2009" text:bibliography-type="book" text:author="Pawan Vora" text:publisher="Morgan Kaufmann Publishers" text:title="Web Application Design Patterns" text:year="2009">[Vo2009]</text:bibliography-mark></text:span><text:span text:style-name="T130"> and </text:span><text:span text:style-name="T130"><text:bibliography-mark text:identifier="YahooPatterns" text:bibliography-type="www" text:title="Yahoo! Design Pattern Library" text:url="http://developer.yahoo.com/ypatterns/">[YahooPatterns]</text:bibliography-mark></text:span><text:span text:style-name="T130">. </text:span><text:span text:style-name="T131">Rule has been used in real world at </text:span><text:span text:style-name="T131"><text:bibliography-mark text:identifier="cnn.com" text:bibliography-type="www" text:author="CNN.com" text:title="Home and Away: Iraq and Afghanistan War Casualties" text:url="http://edition.cnn.com/SPECIALS/war.casualties/">[cnn.com]</text:bibliography-mark></text:span><text:span text:style-name="T131">, </text:span><text:span text:style-name="T131"><text:bibliography-mark text:identifier="Skype.com" text:bibliography-type="www" text:title="Skype.com" text:url="http://www.skype.com/intl/et/home">[Skype.com]</text:bibliography-mark></text:span><text:span text:style-name="T131"> and </text:span><text:span text:style-name="T131"><text:bibliography-mark text:identifier="Dropbox.com" text:bibliography-type="www" text:title="Dropbox.com" text:url="https://www.dropbox.com/home">[Dropbox.com]</text:bibliography-mark></text:span><text:span text:style-name="T131">.</text:span><text:bookmark-end text:name="__RefNumPara__6943_89132499"/></text:p>
        </text:list-item>
        <text:list-item>
          <text:p text:style-name="P31"><text:span text:style-name="T132">123</text:span></text:p>
        </text:list-item>
      </text:list>
      <text:h text:style-name="P41" text:outline-level="1"><text:bookmark-start text:name="__RefHeading__123_1837975767"/>Case study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EULABOURCOST]</text:bibliography-mark>.</text:p>
      <text:h text:style-name="P43" text:outline-level="2"><text:bookmark-start text:name="__RefHeading__208_6428573"/>Components<text:bookmark-end text:name="__RefHeading__208_6428573"/></text:h>
      <text:h text:style-name="Heading_20_3" text:outline-level="3"><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text:span text:style-name="T65">Similarly</text:span> to data widget, data manager has <text:s/>proposed Schema.org type “Dataset”.</text:p>
      <text:p text:style-name="Text_20_body"><text:tab/>Map widget is the primary data visualization widget in this case. It displays data about all countries and only about one year at a time. Year, that is displayed, can be selected by clicking on it in the menu that is above map. Map widget has Schema.org type “Map”. <text:span text:style-name="T31">Allowed minimum dimensions for this widget are 100 width and 50 height, </text:span><text:span text:style-name="T32">allowed maximum dimensions for this widget are 2000 width and 1000 height.</text:span></text:p>
      <text:p text:style-name="P10"><text:tab/>Table widget is used as a secondary data visualization method. It displays data across all years and countries at the same time. Table has Schema.org type “Table”. <text:span text:style-name="T31">Allowed minimum dimensions for this widget are </text:span><text:span text:style-name="T33">2</text:span><text:span text:style-name="T31">00 width and </text:span><text:span text:style-name="T33">10</text:span><text:span text:style-name="T31">0 height, </text:span><text:span text:style-name="T32">allowed maximum dimensions for this widget are 2000 width and 1000 height.</text:span></text:p>
      <text:p text:style-name="P11"><text:tab/>Summary widget displays short summary of the data. Summary has Schema.org type “WPFooter”. <text:span text:style-name="T31">Allowed minimum dimensions for this widget are 100 width and </text:span><text:span text:style-name="T34">50</text:span><text:span text:style-name="T31"> height, </text:span><text:span text:style-name="T32">allowed maximum dimensions for this widget are 2000 width and 100 height.</text:span></text:p>
      <text:h text:style-name="Heading_20_3" text:outline-level="3"><text:bookmark-start text:name="__RefHeading__212_6428573"/>Templates<text:bookmark-end text:name="__RefHeading__212_6428573"/></text:h>
      <text:p text:style-name="P9"><text:tab/>Templates database should contain several possible templates for different mashup scenarios. These templates are built based on other highly regarded websites and usability <text:soft-page-break/>guidelines. <text:span text:style-name="T4">Templates consist of regular XHTML with CSS and JavaScript and widget placeholders are described with Microdata using special </text:span><text:span text:style-name="T5">http://automicrosite.maesalu.com/TemplatePlaceholder</text:span><text:span text:style-name="T7"> item type.</text:span></text:p>
      <text:p text:style-name="Text_20_body"><text:tab/>For <text:span text:style-name="T9">the</text:span> given scenario a simple template with <text:span text:style-name="T15">2</text:span> placeholders is required. <text:span text:style-name="T10">Template consists of header, content and footer areas. </text:span><text:span text:style-name="T11">According to </text:span><text:span text:style-name="T11"><text:bookmark-ref text:reference-format="number" text:ref-name="__RefNumPara__6943_89132499">Rule 2</text:bookmark-ref></text:span><text:span text:style-name="T11">, menu </text:span><text:span text:style-name="T128">is placed </text:span><text:span text:style-name="T11">in the header area. </text:span><text:span text:style-name="T13">This menu</text:span><text:span text:style-name="T12"> allows switching between widgets in the content area. </text:span><text:span text:style-name="T14">In the content area there is a widget placeholder that </text:span><text:span text:style-name="T16">according to rule X2</text:span><text:span text:style-name="T14"> allows </text:span><text:span text:style-name="T15">Schema.org type “Map”, “MediaObject” and “Table” elements. </text:span><text:span text:style-name="T17">Dimensions of this are are not very restrictive, so minimum with and height are defined to be 1 and maximum width and height are defined to be </text:span><text:span text:style-name="T18">9999</text:span><text:span text:style-name="T17">. </text:span><text:span text:style-name="T19">This placeholder also </text:span><text:span text:style-name="T20">several widgets and p</text:span><text:span text:style-name="T19">agination </text:span><text:span text:style-name="T20">between widgets </text:span><text:span text:style-name="T19">which is controlled by menu that is part of the template. </text:span><text:span text:style-name="T21">Footer area contains placeholder that allows Schema.org type “WPFooter”, is optional and allows just one widget. </text:span><text:span text:style-name="T22">Dimensions are again not restrictive, so minimum width and height are 1 and maximum width and height are 9999.</text:span></text:p>
      <text:h text:style-name="Heading_20_2" text:outline-level="2"><text:bookmark-start text:name="__RefHeading__339_6428573"/>Process<text:bookmark-end text:name="__RefHeading__339_6428573"/></text:h>
      <text:h text:style-name="Heading_20_3" text:outline-level="3"><text:bookmark-start text:name="__RefHeading__474_6428573"/>User<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3" text:outline-level="3"><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ordering widgets so more important are displayed higher or on first pages. For example, priority rule says that Schema.org “MediaObject” widget has higher priority than “Table” widget. Generalization rules allow Schema.org child rules to inherit rules that apply to parent rules. For example, “MediaObject” rules also apply to it's child types “AudioObject”, “ImageObject”, “MusicVideoObject” and “VideoObject”.</text:p>
      <text:p text:style-name="Text_20_body"><text:tab/>It then uses XSLT, EXtensible Stylesheet Language Transformations, to create RuleML facts and implications, for checking whether template has placeholders for all <text:soft-page-break/>widgets, based on OpenAjax metadata. Facts include category values, normal dimensions and minimum and maximum dimensions. These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s to already created rules and facts.</text:p>
      <text:p text:style-name="P13"><text:tab/>Once all facts and implications have been read, created and combined, they are sent to RuleML service. Now server application start querying for template and then for widget positions. <text:span text:style-name="T3">To find a</text:span> template a query is created that checks whether there exists widget for all placeholders and whether there exists template placeholder for all widgets. These checks are based on Schema.org types and dimensions. <text:span text:style-name="T23">Template described under templates section in this case study fits this query because it has </text:span><text:span text:style-name="T24">a placeholder that can contain several “Table” and “Map” type </text:span><text:span text:style-name="T25">widgets</text:span><text:span text:style-name="T24"> and it has </text:span><text:span text:style-name="T28">a </text:span><text:span text:style-name="T24">placeholder that can contain “WPFooter” type widget, </text:span><text:span text:style-name="T26">these widgets also fit in these </text:span><text:span text:style-name="T27">placeholders</text:span><text:span text:style-name="T26"> based on dimensions. </text:span><text:span text:style-name="T29">Now that template has been chosen a query is prepared to find placeholders for widgets. </text:span><text:span text:style-name="T30">Query contains template and widget identifiers and returns placeholder identifier for the widget, priority, and minimum and maximum dimensions widget can take in chosen placeholder. </text:span><text:span text:style-name="T35">Map widget is placed into content area placeholder with priority 10, minimum width 100 and height 50, </text:span><text:span text:style-name="T36">and</text:span><text:span text:style-name="T35"> maximum </text:span><text:span text:style-name="T36">width </text:span><text:span text:style-name="T35">2000 and </text:span><text:span text:style-name="T36">height </text:span><text:span text:style-name="T35">1000. </text:span><text:span text:style-name="T41">Table widget is also placed into content area placeholder, since it can contain several widgets, with priority 1, minimum width </text:span><text:span text:style-name="T33">2</text:span><text:span text:style-name="T31">00 and </text:span><text:span text:style-name="T41">height </text:span><text:span text:style-name="T33">10</text:span><text:span text:style-name="T31">0, </text:span><text:span text:style-name="T41">and</text:span><text:span text:style-name="T31"> </text:span><text:span text:style-name="T32">maximum </text:span><text:span text:style-name="T42">width </text:span><text:span text:style-name="T32">2000 </text:span><text:span text:style-name="T42">a</text:span><text:span text:style-name="T32">nd </text:span><text:span text:style-name="T42">height </text:span><text:span text:style-name="T32">1000. </text:span><text:span text:style-name="T43">Summary widget is placed into footer placeholder with priority 5, minimum width </text:span><text:span text:style-name="T31">100 and </text:span><text:span text:style-name="T43">height </text:span><text:span text:style-name="T34">50</text:span><text:span text:style-name="T31">, </text:span><text:span text:style-name="T43">and </text:span><text:span text:style-name="T32">maximum </text:span><text:span text:style-name="T43">width</text:span><text:span text:style-name="T32"> 2000 and </text:span><text:span text:style-name="T43">height </text:span><text:span text:style-name="T32">100</text:span><text:span text:style-name="T22">.</text:span></text:p>
      <text:p text:style-name="P12"><text:span text:style-name="T35"><text:tab/></text:span><text:span text:style-name="T37">Now </text:span><text:span text:style-name="T38">that application knows the template and widget locations it</text:span><text:span text:style-name="T37"> loads the selected template file and appends all the necessary OpenAjax hup files and JavaScript code to it. It also appends data and data manager widgets to the end of body, </text:span><text:span text:style-name="T39">location of these widgets is not important since these are not visual. </text:span><text:span text:style-name="T40">Query results about visual widgets are converted to JSON and appended to template file for client side code. </text:span><text:span text:style-name="T44">Finished HTML code is returned to user browser.</text:span></text:p>
      <text:h text:style-name="Heading_20_3" text:outline-level="3"><text:bookmark-start text:name="__RefHeading__478_6428573"/><text:soft-page-break/>Client side<text:bookmark-end text:name="__RefHeading__478_6428573"/></text:h>
      <text:p text:style-name="P14"><text:tab/><text:span text:style-name="T45">Once server side </text:span><text:span text:style-name="T47">application </text:span><text:span text:style-name="T45">has finished and returned HTML code to the browser, client side code starts building the mashup. </text:span><text:span text:style-name="T46">At first OpenAjax hub is created, then JavaScript code is executed that loads all the widgets into the hu</text:span><text:span text:style-name="T58">b</text:span><text:span text:style-name="T46"> </text:span><text:span text:style-name="T48">and placed into correct template placeholders. Map and table widgets are both placed into content area placeholder, but because map </text:span><text:span text:style-name="T50">widget </text:span><text:span text:style-name="T48">has higher priority then it is placed on </text:span><text:span text:style-name="T51">the </text:span><text:span text:style-name="T48">first page and map </text:span><text:span text:style-name="T49">widget</text:span><text:span text:style-name="T48"> can be accessed through menu. </text:span><text:span text:style-name="T52">Summary is placed into footer area placeholder. </text:span><text:span text:style-name="T55">In order to distribute information </text:span><text:span text:style-name="T56">too all widgets without loss</text:span><text:span text:style-name="T55">, </text:span><text:span text:style-name="T6">onload</text:span><text:span text:style-name="T8"> event is attached to all widgets and once all widgets have been loaded, data widget is told to distribute the data. </text:span><text:span text:style-name="T53">Now that all widgets have been placed, widget resizing code is executed that takes the size of the window, minimum and maximum allowed dimensions returned by the server and calculates currently appropriate dimensions. This code is also executed every time browser window size changes to maintain </text:span><text:span text:style-name="T122">fluid </text:span><text:span text:style-name="T53">layout, </text:span><text:span text:style-name="T54">according to </text:span><text:span text:style-name="T54"><text:bookmark-ref text:reference-format="number" text:ref-name="__RefNumPara__6677_89132499">Error: Reference source not found</text:bookmark-ref></text:span></text:p>
      <text:p text:style-name="P15"><text:span text:style-name="T54"><text:tab/></text:span><text:span text:style-name="T57">This concludes the creation of mashup for </text:span><text:span text:style-name="T2">“Hourly labour costs in Euros (European Union 1997-2008)” data.</text:span></text:p>
      <text:h text:style-name="P37" text:outline-level="1"/>
      <text:h text:style-name="P40" text:outline-level="1"><text:bookmark-start text:name="__RefHeading__125_1837975767"/>Case study 2<text:bookmark-end text:name="__RefHeading__125_1837975767"/></text:h>
      <text:p text:style-name="Text_20_body">5 pages</text:p>
      <text:h text:style-name="Heading_20_1" text:outline-level="1"><text:bookmark-start text:name="__RefHeading__127_1837975767"/>Solution<text:bookmark-end text:name="__RefHeading__127_1837975767"/></text:h>
      <text:p text:style-name="Text_20_body">4+1 architectural view</text:p>
      <text:h text:style-name="Heading_20_1" text:outline-level="1"><text:bookmark-start text:name="__RefHeading__139_1837975767"/>Conclusions<text:bookmark-end text:name="__RefHeading__139_1837975767"/></text:h>
      <text:p text:style-name="Text_20_body">1 page</text:p>
      <text:h text:style-name="Heading_20_1" text:outline-level="1"><text:bookmark-start text:name="__RefHeading__141_1837975767"/>Future work<text:bookmark-end text:name="__RefHeading__141_1837975767"/></text:h>
      <text:p text:style-name="Text_20_body">1 page</text:p>
      <text:p text:style-name="P2"/>
      <text:h text:style-name="P39" text:outline-level="1"><text:bookmark-start text:name="__RefHeading__4483_89132499"/>Abstract<text:bookmark-end text:name="__RefHeading__4483_89132499"/></text:h>
      <text:p text:style-name="P24">1 page</text:p>
      <text:h text:style-name="P40"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4">[DiMi2011] Alexiei Dingli, Justin Mifsud, USEFul: A Framework to Mainstream Web Site Usability Through Automated Evaluation, 2011</text:p>
          <text:p text:style-name="P44">[WAI2010] WAI, Web Accessibility and Usability Working Together, 2010, http://www.w3.org/WAI/intro/usable</text:p>
          <text:p text:style-name="P44">[HaMiSt2009] Simon Harper, Elen Michailidou, Robert Stevens, Toward a Definition of Visual Complexity as an Implicit Measure of Cognitive Load, 2009</text:p>
          <text:p text:style-name="P44">[Webby2011] , 15th Annual Webby Awards Nominees &amp; Winners, 2011, http://www.webbyawards.com/webbys/current.php?season=15</text:p>
          <text:p text:style-name="P44">US2006: U.S. Dept. of Health and Human Services, The Research-Based Web Design &amp; Usability Guidelines, 2006</text:p>
          <text:p text:style-name="P44">Vo2009: Pawan Vora, Web Application Design Patterns, 2009</text:p>
          <text:p text:style-name="P44">[cnn.com] CNN.com, Home and Away: Iraq and Afghanistan War Casualties, , http://edition.cnn.com/SPECIALS/war.casualties/</text:p>
          <text:p text:style-name="P44">[YahooPatterns] , Yahoo! Design Pattern Library, , http://developer.yahoo.com/ypatterns/</text:p>
          <text:p text:style-name="P44">[Skype.com] , Skype.com, , http://www.skype.com/intl/et/home</text:p>
          <text:p text:style-name="P44">[Dropbox.com] , Dropbox.com, , https://www.dropbox.com/home</text:p>
          <text:p text:style-name="P44">[EULABOURCOST] , Hourly labour costs in Euros (European Union 1997-2008), , http://www-958.ibm.com/software/data/cognos/manyeyes/datasets/hourly-labour-costs-in-euros-europ/versions/1</text:p>
        </text:index-body>
      </text:bibliography>
      <text:p text:style-name="Text_20_body"/>
      <text:p text:style-name="Text_20_body"/>
      <text:h text:style-name="P40"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2-09-26T00:03:01.41</dc:date>
    <meta:editing-duration>P3DT16H45M24S</meta:editing-duration>
    <meta:editing-cycles>312</meta:editing-cycles>
    <meta:generator>LibreOffice/3.6$Windows_x86 LibreOffice_project/e29a214-2bbed72-0621de6-a97528c-8f066d</meta:generator>
    <meta:document-statistic meta:table-count="0" meta:image-count="0" meta:object-count="0" meta:page-count="14" meta:paragraph-count="102" meta:word-count="2213" meta:character-count="14642" meta:non-whitespace-character-count="12503"/>
  </office:meta>
</office:document-meta>
</file>